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8"/>
    <style:style style:name="P31" style:family="paragraph" style:parent-style-name="Standard" style:list-style-name="L29"/>
    <style:style style:name="P32" style:family="paragraph" style:parent-style-name="Standard" style:list-style-name="L30"/>
    <style:style style:name="P33" style:family="paragraph" style:parent-style-name="Standard" style:list-style-name="L31"/>
    <style:style style:name="P34" style:family="paragraph" style:parent-style-name="Standard">
      <style:text-properties style:text-underline-style="solid" style:text-underline-width="auto" style:text-underline-color="font-color"/>
    </style:style>
    <style:style style:name="P35" style:family="paragraph" style:parent-style-name="Standard">
      <style:paragraph-properties fo:margin-left="2.501cm" fo:margin-right="0cm" fo:text-indent="-0.635cm" style:auto-text-indent="false"/>
    </style:style>
    <style:style style:name="P36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p text:style-name="Standard">Needs a good name. E.g. super space snax, super moon snax?</text:p>
      <text:h text:style-name="Heading_20_2" text:outline-level="2">Retro space shooter</text:h>
      <text:h text:style-name="Heading_20_2" text:outline-level="2"/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<text:tab/>ven tho super simple</text:h>
      <text:p text:style-name="Standard"/>
      <text:list xml:id="list3431298202478014086" text:style-name="L1">
        <text:list-item>
          <text:p text:style-name="P2">Fix player movement properly, see below. </text:p>
        </text:list-item>
      </text:list>
      <text:list xml:id="list8318756534584628293" text:style-name="L2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8">Have concept of levels. <text:span text:style-name="T1">show_level_state</text:span> and <text:span text:style-name="T1">level_builder</text:span>?</text:p>
        </text:list-item>
        <text:list-item>
          <text:p text:style-name="P8">Level progression: min/max number of rocks (should be config)</text:p>
        </text:list-item>
      </text:list>
      <text:list xml:id="list7333879977319672174" text:style-name="L7">
        <text:list-item>
          <text:p text:style-name="P9">All rocks destroyed: restart, go to next level – i.e. detect end of level</text:p>
          <text:list>
            <text:list-item>
              <text:p text:style-name="P9">All Game Objects should be destroyed at end of levels</text:p>
            </text:list-item>
            <text:list-item>
              <text:p text:style-name="P9">So Player score etc should not be in player class. <text:span text:style-name="T1">player_progress</text:span>?</text:p>
            </text:list-item>
            <text:list-item>
              <text:p text:style-name="P9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29">Fix game over screen</text:p>
        </text:list-item>
      </text:list>
      <text:list xml:id="list948706035480465777" text:style-name="L28">
        <text:list-header>
          <text:p text:style-name="P30"/>
        </text:list-header>
      </text:list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<text:soft-page-break/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429323325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2">Nice player</text:p>
          <text:list>
            <text:list-item>
              <text:p text:style-name="P32">Translucent space helmet with refraction/reflection</text:p>
            </text:list-item>
          </text:list>
        </text:list-item>
      </text:list>
      <text:p text:style-name="Standard"><text:s/>- Laser Gun - separate from player of course</text:p>
      <text:p text:style-name="Standard"><text:s/>- Nice player death anims</text:p>
      <text:p text:style-name="Standard"><text:s/>- Nice font</text:p>
      <text:p text:style-name="Standard"><text:s/>- Nice rocks: rotate; lighting; more variety; better size variation for the 3 levels</text:p>
      <text:p text:style-name="Standard"><text:s/>- Splash screen</text:p>
      <text:list xml:id="list607712601441071454" text:style-name="L9">
        <text:list-item>
          <text:p text:style-name="P11">Finish parallax star background</text:p>
        </text:list-item>
        <text:list-item>
          <text:p text:style-name="P36">Movement doesn't look smooth</text:p>
        </text:list-item>
        <text:list-item>
          <text:p text:style-name="P36">One sprite sheet for all. Rows are twinkling anims. Cols are num variants in each layer – we want to programmatically darken more distant layers </text:p>
        </text:list-item>
        <text:list-item>
          <text:p text:style-name="P36">Stars twinkle at different rates</text:p>
        </text:list-item>
        <text:list-item>
          <text:p text:style-name="P36">Multiple levels of parallax, changing number of levels should be one int only</text:p>
        </text:list-item>
        <text:list-item>
          <text:p text:style-name="P36">Could be done completely in a shader in an openGL impl of renderer?????</text:p>
        </text:list-item>
      </text:list>
      <text:p text:style-name="P35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  <text:list-item>
          <text:p text:style-name="P15"/>
        </text:list-item>
      </text:list>
      <text:list xml:id="list1543536910713436281" text:style-name="L14">
        <text:list-item>
          <text:p text:style-name="P16">Need to collect fuel?</text:p>
        </text:list-item>
        <text:list-item>
          <text:p text:style-name="P16"><text:soft-page-break/></text:p>
        </text:list-item>
      </text:list>
      <text:list xml:id="list2954398367095125277" text:style-name="L15">
        <text:list-item>
          <text:p text:style-name="P17">Spacesuit has integrity/damage level</text:p>
        </text:list-item>
        <text:list-item>
          <text:p text:style-name="P17"/>
        </text:list-item>
      </text:list>
      <text:list xml:id="list7720351728175968952" text:style-name="L16">
        <text:list-item>
          <text:p text:style-name="P18">Pick up spacesuit repair kits</text:p>
        </text:list-item>
        <text:list-item>
          <text:p text:style-name="P18"/>
        </text:list-item>
      </text:list>
      <text:list xml:id="list5465772451394159272" text:style-name="L17">
        <text:list-item>
          <text:p text:style-name="P19">Power ups, e.g. faster, invincible</text:p>
        </text:list-item>
        <text:list-item>
          <text:p text:style-name="P19"/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  <text:list-item>
          <text:p text:style-name="P20"/>
        </text:list-item>
      </text:list>
      <text:list xml:id="list3587322513641898313" text:style-name="L19">
        <text:list-item>
          <text:p text:style-name="P21">Spaceships – like cars, travel left-right. E.g.</text:p>
        </text:list-item>
        <text:list-item>
          <text:p text:style-name="P21"/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  <text:list-item>
          <text:p text:style-name="P22"/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  <text:list-item>
          <text:p text:style-name="P23"/>
        </text:list-item>
      </text:list>
      <text:list xml:id="list8711017899330276094" text:style-name="L22">
        <text:list-item>
          <text:p text:style-name="P24">SAP</text:p>
        </text:list-item>
        <text:list-item>
          <text:p text:style-name="P24"/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  <text:list-item>
              <text:p text:style-name="P25"/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)</text:p>
        </text:list-item>
        <text:list-item>
          <text:p text:style-name="P26"/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  <text:list-item>
              <text:p text:style-name="P27"/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  <text:list-item>
          <text:p text:style-name="P28"/>
        </text:list-item>
      </text:list>
      <text:p text:style-name="Standard"><text:tab/>Some large game objects are 'attachable' – player can attach, and then move with it. (Like humans are attached to player – maybe in fact any game object can attach to any other.)</text:p>
      <text:p text:style-name="Standard"><text:tab/>For planetoids, if we're colliding, check for the feet to be in contact.</text:p>
      <text:list xml:id="list8907744665088510952" text:style-name="L31">
        <text:list-item>
          <text:p text:style-name="P33">Level exits to higher levels (Gauntlet-style) Level gates can be e.g. squares with cycling inner squares.</text:p>
        </text:list-item>
        <text:list-item>
          <text:p text:style-name="P33">Radar: show important game objects, maybe not minor objects like rocks</text:p>
        </text:list-item>
      </text:list>
      <text:p text:style-name="Standard"/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1">NB for pulsating glow for lava, we want a palletised image, so we can easily adjust the colour??</text:p>
          <text:p text:style-name="P31"/>
        </text:list-item>
      </text:list>
      <text:p text:style-name="Standard">Ice type – refraction</text:p>
      <text:p text:style-name="Standard">Metallic type – reflect what's nearby in screen space</text:p>
      <text:p text:style-name="Standard"/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<text:soft-page-break/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4">TODO: Only check narrow phase if there is a handler for the types of the potentially colliding pair</text:p>
      <text:h text:style-name="Heading_20_3" text:outline-level="3">Double dispatch</text:h>
      <text:p text:style-name="Standard">TODO Replace nice_type_info with std::type_index, they have a type for that.</text:p>
      <text:p text:style-name="Standard">TODO Double dispatcher should use unordered_map, needs custom hash for key type.</text:p>
      <text:p text:style-name="Standard">TODO DD should store dispatcher for (T1, T2) and (T2, T1) for faster dispatch.</text:p>
      <text:h text:style-name="Heading_20_3" text:outline-level="3">Sweep and prune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<text:soft-page-break/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1-30T07:48:18</dc:date>
    <dc:creator>Juliet Colman</dc:creator>
    <meta:generator>OpenOffice/4.1.13$Unix OpenOffice.org_project/4113m1$Build-9810</meta:generator>
    <meta:editing-duration>P2DT17H25M45S</meta:editing-duration>
    <meta:editing-cycles>36</meta:editing-cycles>
    <meta:document-statistic meta:table-count="0" meta:image-count="0" meta:object-count="0" meta:page-count="5" meta:paragraph-count="128" meta:word-count="1236" meta:character-count="7059"/>
  </office:meta>
</office:document-meta>
</file>